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1" svg:font-family="'Century Schoolbook L'" style:font-family-generic="roman"/>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7486in" fo:margin-left="0.2979in" table:align="left"/>
    </style:style>
    <style:style style:name="Table1.A" style:family="table-column">
      <style:table-column-properties style:column-width="0.8771in"/>
    </style:style>
    <style:style style:name="Table1.B" style:family="table-column">
      <style:table-column-properties style:column-width="0.7028in"/>
    </style:style>
    <style:style style:name="Table1.C" style:family="table-column">
      <style:table-column-properties style:column-width="3.16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entury Schoolbook L" fo:font-weight="bold" officeooo:rsid="00005731" officeooo:paragraph-rsid="00005731" style:font-weight-asian="bold" style:font-weight-complex="bold"/>
    </style:style>
    <style:style style:name="P2" style:family="paragraph" style:parent-style-name="Standard">
      <style:paragraph-properties fo:text-align="end" style:justify-single-word="false"/>
      <style:text-properties style:font-name="Century Schoolbook L" fo:font-size="10pt" fo:font-weight="normal" officeooo:rsid="00005731" officeooo:paragraph-rsid="00005731" style:font-size-asian="8.75pt" style:font-weight-asian="normal" style:font-size-complex="10pt" style:font-weight-complex="normal"/>
    </style:style>
    <style:style style:name="P3" style:family="paragraph" style:parent-style-name="Standard">
      <style:paragraph-properties fo:text-align="start" style:justify-single-word="false"/>
      <style:text-properties style:font-name="Century Schoolbook L" fo:font-size="10pt" fo:font-weight="normal" officeooo:rsid="00005731" officeooo:paragraph-rsid="00005731" style:font-size-asian="8.75pt" style:font-weight-asian="normal" style:font-size-complex="10pt" style:font-weight-complex="normal"/>
    </style:style>
    <style:style style:name="P4" style:family="paragraph" style:parent-style-name="Standard">
      <style:paragraph-properties fo:text-align="start" style:justify-single-word="false"/>
      <style:text-properties style:font-name="Century Schoolbook L" fo:font-size="12pt" fo:font-weight="normal" officeooo:rsid="00005731" officeooo:paragraph-rsid="00005731" style:font-size-asian="10.5pt" style:font-weight-asian="normal" style:font-size-complex="12pt" style:font-weight-complex="normal"/>
    </style:style>
    <style:style style:name="P5"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005731" officeooo:paragraph-rsid="00005731" style:font-size-asian="8.75pt" style:font-weight-asian="normal" style:font-size-complex="10pt" style:font-weight-complex="normal"/>
    </style:style>
    <style:style style:name="P6"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05731" officeooo:paragraph-rsid="00005731" style:font-size-asian="8.75pt" style:font-weight-asian="normal" style:font-size-complex="10pt" style:font-weight-complex="normal"/>
    </style:style>
    <style:style style:name="P7"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3dcf4" officeooo:paragraph-rsid="0003dcf4" style:font-size-asian="8.75pt" style:font-weight-asian="normal" style:font-size-complex="10pt" style:font-weight-complex="normal"/>
    </style:style>
    <style:style style:name="P8"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 fo:font-size="10pt" fo:font-weight="normal" officeooo:rsid="0005c224" officeooo:paragraph-rsid="0005c224" style:font-size-asian="8.75pt" style:font-weight-asian="normal" style:font-size-complex="10pt" style:font-weight-complex="normal"/>
    </style:style>
    <style:style style:name="P9"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officeooo:paragraph-rsid="00005731"/>
    </style:style>
    <style:style style:name="P10"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Century Schoolbook L1" fo:font-size="10pt" fo:font-weight="normal" officeooo:rsid="00183500" officeooo:paragraph-rsid="0001a133" style:font-name-asian="Century Schoolbook L1" style:font-size-asian="8.75pt" style:font-weight-asian="normal" style:font-name-complex="Century Schoolbook L1" style:font-size-complex="10pt" style:font-weight-complex="normal"/>
    </style:style>
    <style:style style:name="P11"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005731" officeooo:paragraph-rsid="00005731" style:font-size-asian="8.75pt" style:font-weight-asian="normal" style:font-size-complex="10pt" style:font-weight-complex="normal"/>
    </style:style>
    <style:style style:name="P12"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Century Schoolbook L" fo:font-size="10pt" fo:font-weight="normal" officeooo:rsid="001b3995" officeooo:paragraph-rsid="0001a133" style:font-size-asian="8.75pt" style:font-weight-asian="normal" style:font-size-complex="10pt" style:font-weight-complex="normal"/>
    </style:style>
    <style:style style:name="P13" style:family="paragraph" style:parent-style-name="Table_20_Contents">
      <style:paragraph-properties fo:text-align="start" style:justify-single-word="false"/>
      <style:text-properties style:font-name="Century Schoolbook L" fo:font-size="10pt" officeooo:rsid="001cd9f0" officeooo:paragraph-rsid="0001a133" style:font-size-asian="8.75pt" style:font-size-complex="10pt"/>
    </style:style>
    <style:style style:name="P14" style:family="paragraph" style:parent-style-name="Table_20_Contents">
      <style:paragraph-properties fo:text-align="start" style:justify-single-word="false"/>
      <style:text-properties style:font-name="Century Schoolbook L" fo:font-size="10pt" officeooo:rsid="001f0626" officeooo:paragraph-rsid="0001a133" style:font-size-asian="8.75pt" style:font-size-complex="10pt"/>
    </style:style>
    <style:style style:name="P15" style:family="paragraph" style:parent-style-name="Table_20_Contents">
      <style:paragraph-properties fo:text-align="start" style:justify-single-word="false"/>
      <style:text-properties style:font-name="Century Schoolbook L" fo:font-size="10pt" officeooo:paragraph-rsid="0001a133" style:font-size-asian="8.75pt" style:font-size-complex="10pt"/>
    </style:style>
    <style:style style:name="P16" style:family="paragraph" style:parent-style-name="Table_20_Contents">
      <style:paragraph-properties fo:text-align="start" style:justify-single-word="false"/>
      <style:text-properties style:text-position="0% 100%" style:font-name="Century Schoolbook L" fo:font-size="10pt" officeooo:rsid="001d7cfc" officeooo:paragraph-rsid="0001a133" style:font-size-asian="8.75pt" style:font-size-complex="10pt"/>
    </style:style>
    <style:style style:name="P17" style:family="paragraph" style:parent-style-name="Table_20_Contents">
      <style:paragraph-properties fo:text-align="start" style:justify-single-word="false"/>
      <style:text-properties style:font-name="Century Schoolbook L1" fo:font-size="10pt" officeooo:rsid="001f0626" officeooo:paragraph-rsid="0001a133" style:font-size-asian="8.75pt" style:font-size-complex="10pt"/>
    </style:style>
    <style:style style:name="T1" style:family="text">
      <style:text-properties style:text-position="sub 58%"/>
    </style:style>
    <style:style style:name="T2" style:family="text">
      <style:text-properties style:text-position="sub 58%" officeooo:rsid="0001a133"/>
    </style:style>
    <style:style style:name="T3" style:family="text">
      <style:text-properties style:text-position="sub 58%" style:font-name="Century Schoolbook L" fo:font-size="10pt" fo:font-weight="normal" officeooo:rsid="0001a133" style:font-size-asian="8.75pt" style:font-weight-asian="normal" style:font-size-complex="10pt" style:font-weight-complex="normal"/>
    </style:style>
    <style:style style:name="T4" style:family="text">
      <style:text-properties style:text-position="sub 58%" style:font-name="Century Schoolbook L" officeooo:rsid="0001a133"/>
    </style:style>
    <style:style style:name="T5" style:family="text">
      <style:text-properties style:text-position="sub 58%" officeooo:rsid="001f0626"/>
    </style:style>
    <style:style style:name="T6" style:family="text">
      <style:text-properties style:text-position="sub 58%" style:font-name="Century Schoolbook L"/>
    </style:style>
    <style:style style:name="T7" style:family="text">
      <style:text-properties style:text-position="sub 58%" style:font-name="Century Schoolbook L" officeooo:rsid="001cd9f0"/>
    </style:style>
    <style:style style:name="T8" style:family="text">
      <style:text-properties style:text-position="sub 58%" style:font-name="Century Schoolbook L1"/>
    </style:style>
    <style:style style:name="T9" style:family="text">
      <style:text-properties style:text-position="sub 58%" style:font-name="Century Schoolbook L1" officeooo:rsid="0004b50d"/>
    </style:style>
    <style:style style:name="T10" style:family="text">
      <style:text-properties style:text-position="sub 58%" officeooo:rsid="000c3c5c"/>
    </style:style>
    <style:style style:name="T11" style:family="text">
      <style:text-properties style:text-position="0% 100%"/>
    </style:style>
    <style:style style:name="T12" style:family="text">
      <style:text-properties style:text-position="0% 100%" officeooo:rsid="0001a133"/>
    </style:style>
    <style:style style:name="T13" style:family="text">
      <style:text-properties style:text-position="0% 100%" style:font-name="Century Schoolbook L" fo:font-size="10pt" fo:font-weight="normal" officeooo:rsid="0001a133" style:font-size-asian="8.75pt" style:font-weight-asian="normal" style:font-size-complex="10pt" style:font-weight-complex="normal"/>
    </style:style>
    <style:style style:name="T14" style:family="text">
      <style:text-properties style:text-position="0% 100%" style:font-name="Century Schoolbook L" officeooo:rsid="0001a133"/>
    </style:style>
    <style:style style:name="T15" style:family="text">
      <style:text-properties style:text-position="0% 100%" style:font-name="Century Schoolbook L" officeooo:rsid="001f0626"/>
    </style:style>
    <style:style style:name="T16" style:family="text">
      <style:text-properties style:text-position="0% 100%" officeooo:rsid="001d7cfc"/>
    </style:style>
    <style:style style:name="T17" style:family="text">
      <style:text-properties style:text-position="0% 100%" style:font-name="Century Schoolbook L1"/>
    </style:style>
    <style:style style:name="T18" style:family="text">
      <style:text-properties style:text-position="0% 100%" style:font-name="Century Schoolbook L1" officeooo:rsid="0001a133"/>
    </style:style>
    <style:style style:name="T19" style:family="text">
      <style:text-properties style:text-position="0% 100%" style:font-name="Century Schoolbook L1" officeooo:rsid="0004b50d"/>
    </style:style>
    <style:style style:name="T20" style:family="text">
      <style:text-properties style:text-position="0% 100%" style:font-name="Century Schoolbook L1" officeooo:rsid="000d8013"/>
    </style:style>
    <style:style style:name="T21" style:family="text">
      <style:text-properties style:text-position="0% 100%" style:font-name="Century Schoolbook L"/>
    </style:style>
    <style:style style:name="T22" style:family="text">
      <style:text-properties style:text-position="0% 100%" style:font-name="Century Schoolbook L" officeooo:rsid="001cd9f0"/>
    </style:style>
    <style:style style:name="T23" style:family="text">
      <style:text-properties style:text-position="0% 100%" style:font-name="Liberation Mono" officeooo:rsid="001f0626"/>
    </style:style>
    <style:style style:name="T24" style:family="text">
      <style:text-properties style:text-position="0% 100%" officeooo:rsid="000c3c5c"/>
    </style:style>
    <style:style style:name="T25" style:family="text">
      <style:text-properties style:text-position="0% 100%" officeooo:rsid="000d8013"/>
    </style:style>
    <style:style style:name="T26" style:family="text">
      <style:text-properties officeooo:rsid="0001a133"/>
    </style:style>
    <style:style style:name="T27" style:family="text">
      <style:text-properties style:font-name="Century Schoolbook L1" style:font-name-asian="Century Schoolbook L1" style:font-name-complex="Century Schoolbook L1"/>
    </style:style>
    <style:style style:name="T28" style:family="text">
      <style:text-properties style:font-name="Century Schoolbook L1" officeooo:rsid="001cd9f0" style:font-name-asian="Century Schoolbook L1" style:font-name-complex="Century Schoolbook L1"/>
    </style:style>
    <style:style style:name="T29" style:family="text">
      <style:text-properties style:font-name="Century Schoolbook L1" officeooo:rsid="001f0626"/>
    </style:style>
    <style:style style:name="T30" style:family="text">
      <style:text-properties officeooo:rsid="001f0626"/>
    </style:style>
    <style:style style:name="T31" style:family="text">
      <style:text-properties style:font-name="Liberation Mono"/>
    </style:style>
    <style:style style:name="T32" style:family="text">
      <style:text-properties style:font-name="Liberation Mono" officeooo:rsid="001f0626"/>
    </style:style>
    <style:style style:name="T33" style:family="text">
      <style:text-properties style:font-name="Century Schoolbook L1"/>
    </style:style>
    <style:style style:name="T34" style:family="text">
      <style:text-properties style:font-name="Century Schoolbook L1" officeooo:rsid="0003dcf4"/>
    </style:style>
    <style:style style:name="T35" style:family="text">
      <style:text-properties style:font-name="Century Schoolbook L" officeooo:rsid="001cd9f0"/>
    </style:style>
    <style:style style:name="T36" style:family="text">
      <style:text-properties style:text-position="super 58%" style:font-name="Century Schoolbook L" officeooo:rsid="0001a133"/>
    </style:style>
    <style:style style:name="T37" style:family="text">
      <style:text-properties officeooo:rsid="0003dcf4"/>
    </style:style>
    <style:style style:name="T38" style:family="text">
      <style:text-properties officeooo:rsid="0005c224"/>
    </style:style>
    <style:style style:name="T39" style:family="text">
      <style:text-properties officeooo:rsid="00077075"/>
    </style:style>
    <style:style style:name="T40" style:family="text">
      <style:text-properties officeooo:rsid="000a9fc2"/>
    </style:style>
    <style:style style:name="T41" style:family="text">
      <style:text-properties officeooo:rsid="000c3c5c"/>
    </style:style>
    <style:style style:name="T42" style:family="text">
      <style:text-properties style:font-name="Liberation Mono" officeooo:rsid="000c3c5c" style:font-name-asian="Liberation Mono" style:font-name-complex="Liberation Mono"/>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naturazione (EXP – 02)</text:p>
      <text:p text:style-name="P2">Video 01</text:p>
      <text:p text:style-name="P4">Spiegazione Teorica:</text:p>
      <text:p text:style-name="P4"/>
      <text:p text:style-name="P3">- Obbiettivo: Studio della Denaturazione della Betalattoglobulina (BLG) ottenuta tramite Cloruro di Guadininio (GuHCl) in soluzione acquosa (Tampone Fosfato).</text:p>
      <text:p text:style-name="P3"/>
      <text:p text:style-name="P3">- Fase 1°:</text:p>
      <text:p text:style-name="P5">- Come per l’ EXP-01, la fase iniziale dell’esperimento consiste nel calcolo della concentrazione <text:span text:style-name="T26">iniziale</text:span> C<text:span text:style-name="T2">i</text:span><text:span text:style-name="T12"> dello Stock di BLG tramite lo Spettrofotometro, quindi tramite il calcolo dell’Assorbanza A di un campione diluito della proteina;</text:span></text:p>
      <text:p text:style-name="P9"><text:span text:style-name="T13">- Per farlo si va a diluire un volume iniziale V</text:span><text:span text:style-name="T3">i</text:span><text:span text:style-name="T13"> prelevato dallo Stock e lo si diluisce per pemmettere allo Spettrocolimetro di ricevere un buon segnale, in quanto lo Stock ad alta concentrazione non permetterebbe un passaggio consistente della radiazione;</text:span></text:p>
      <text:p text:style-name="P9"><text:span text:style-name="T13">- Utilizzando poi la legge che lega l’Assorbanza (ottenuta grazie allo spettro di emissione) alla concentrazione e la Legge della conservazione della Massa, andiamo a calcolare la concentrazione iniziale;</text:span></text:p>
      <text:p text:style-name="P12"><text:span text:style-name="T27">- </text:span><text:span text:style-name="T28">Formule: </text:span></text:p>
      <table:table table:name="Table1" table:style-name="Table1">
        <table:table-column table:style-name="Table1.A"/>
        <table:table-column table:style-name="Table1.B"/>
        <table:table-column table:style-name="Table1.C"/>
        <table:table-row>
          <table:table-cell table:style-name="Table1.A1" office:value-type="string">
            <text:p text:style-name="P13">C<text:span text:style-name="T1">i</text:span><text:span text:style-name="T11">V</text:span><text:span text:style-name="T1">i</text:span><text:span text:style-name="T11"> = C</text:span><text:span text:style-name="T1">f</text:span><text:span text:style-name="T11">V</text:span><text:span text:style-name="T1">f</text:span><text:span text:style-name="T11"> </text:span></text:p>
          </table:table-cell>
          <table:table-cell table:style-name="Table1.A1" office:value-type="string">
            <text:p text:style-name="P13">Dove:</text:p>
          </table:table-cell>
          <table:table-cell table:style-name="Table1.C1" office:value-type="string">
            <text:p text:style-name="P13">- C<text:span text:style-name="T1">i</text:span><text:span text:style-name="T11"> = concentrazione dello Stock</text:span></text:p>
            <text:p text:style-name="P13"><text:span text:style-name="T11">- V</text:span><text:span text:style-name="T1">i</text:span><text:span text:style-name="T11"> = volume dello Stock</text:span></text:p>
            <text:p text:style-name="P13"><text:span text:style-name="T11">- C</text:span><text:span text:style-name="T1">f</text:span><text:span text:style-name="T11"> = </text:span><text:span text:style-name="T16">concentrazione della soluzione diluita</text:span></text:p>
            <text:p text:style-name="P16">- V<text:span text:style-name="T5">f</text:span><text:span text:style-name="T30"> = concentrazione della soluzione diluita</text:span></text:p>
          </table:table-cell>
        </table:table-row>
        <table:table-row>
          <table:table-cell table:style-name="Table1.A2" office:value-type="string">
            <text:p text:style-name="P14">A = <text:span text:style-name="T31">ε</text:span>Cl</text:p>
          </table:table-cell>
          <table:table-cell table:style-name="Table1.A2" office:value-type="string">
            <text:p text:style-name="P14">Dove:</text:p>
          </table:table-cell>
          <table:table-cell table:style-name="Table1.C2" office:value-type="string">
            <text:p text:style-name="P15">- <text:span text:style-name="T30">A = assorbanza</text:span></text:p>
            <text:p text:style-name="P15">- <text:span text:style-name="T32">ε</text:span><text:span text:style-name="T29"> = coefficente di estensione molare</text:span></text:p>
            <text:p text:style-name="P17">- C = concentrazione</text:p>
            <text:p text:style-name="P17">- l = lunghezza cammino ottico</text:p>
          </table:table-cell>
        </table:table-row>
      </table:table>
      <text:p text:style-name="P10"><text:span text:style-name="T14">- Il volume V</text:span><text:span text:style-name="T4">i</text:span><text:span text:style-name="T14"> da prelevare dallo Stock è di circa 100 </text:span><text:span text:style-name="T18">μ</text:span><text:span text:style-name="T14">l e la diluizione va fatta subito con il tampone Fosfato poiché è il tampone di solito utilizzato per lo scioglimento delle proteine a pH = 7;</text:span></text:p>
      <text:p text:style-name="P10"><text:span text:style-name="T14">- ATT!! Ricorda sempre di utilizzare sempre i valori calcolati accuratamente con la bilancia per minimizzare l’errore;</text:span></text:p>
      <text:p text:style-name="P10"><text:span text:style-name="T14">- ATT!! Ricorda anche che, prima di andare ad acquisire lo spettro di emissione del campione con lo Spettrofotometro, va acquisito lo spettro di fondo del solo tampone da poi sottrarre allo spettro della soluzione diluita;</text:span></text:p>
      <text:p text:style-name="P10"><text:span text:style-name="T14">- ATT!! Fondamentale da ricordarsi è anche che l’Assorbanza va misurata a una precisa lunghezza d’onda: ovvero quella a cui conosco il Coefficente di estenzione molare (</text:span><text:span text:style-name="T23">ε</text:span><text:span text:style-name="T15"> </text:span><text:span text:style-name="T14">= 17600 M</text:span><text:span text:style-name="T36">-1</text:span><text:span text:style-name="T14">cm</text:span><text:span text:style-name="T36">-1</text:span><text:span text:style-name="T14">), quindi va acquisita a 280 nm;</text:span></text:p>
      <text:p text:style-name="P10"><text:span text:style-name="T14">- AVVERTENZA: La Cuvetta ha un cammino ottico lungo 1cm e va utilizzata la cuvetta di Quarzo, non quella di plastica. Questo è dovuto dal fatto che andremo a fare una acquisizione nel range dell’UV (190nm – 350nm) dove le cuvette di plastica taglierebbero la radiazione;</text:span></text:p>
      <text:p text:style-name="P10"><text:span text:style-name="T14">- RICORDO TEORICO: a 190nm assorbe il Legame Peptidico mentre gli Amminoacidi Aromatici assorbono nel range 250 – 300 nm (con picco a 280 nm);</text:span></text:p>
      <text:p text:style-name="P9"><text:span text:style-name="T13"/></text:p>
      <text:p text:style-name="P3">- Fase 2°:</text:p>
      <text:p text:style-name="P5">- <text:span text:style-name="T37">La seconda parte dell’esperimento si basa invece sulla preparazione progressiva di diversi campioni di soluzione (di BLG + GuHCl + Tampone) per studiare poi nella fase successiva, all’aumentare del Denaturante, lo spostamento del picco dello spettro di Fluorescenza;</text:span></text:p>
      <text:p text:style-name="P6">- <text:span text:style-name="T37">La proteina va tenuta a una concentrazione Costante pari a 5 </text:span><text:span text:style-name="T34">μ</text:span><text:span text:style-name="T37">M, mentre andrà a variare la concentrazione del Denaturante;</text:span></text:p>
      <text:p text:style-name="P6">- <text:span text:style-name="T37">Il primo campione va preparato a una con centrazione di GuHCl pari a 0 </text:span><text:span text:style-name="T34">μ</text:span><text:span text:style-name="T37">M così da rappresentare il campione della proteina allo stato Nativo;</text:span></text:p>
      <text:p text:style-name="P6">- <text:span text:style-name="T37">Ogni campione viene portato a volume con il tampone Fosfato fino al raggiungimento di un volume finale di 2000 </text:span><text:span text:style-name="T34">μ</text:span><text:span text:style-name="T37">l;</text:span></text:p>
      <text:p text:style-name="P7"><text:soft-page-break/>- ATT!! Per fare il conto bisogna tener ben presente il fatto che il Cloruro di Gadininio non ha una densità pari a quella dell’acqua, ma bensì pari a <text:s/><text:span text:style-name="T33">d</text:span><text:span text:style-name="T1">GuHCl</text:span> = 1.187 g/l, quindi andrà rivalutata la lettura della bilancia;</text:p>
      <text:p text:style-name="P7">- Per il conto usiamo sempre la Legge di conservazione della Massa <text:span text:style-name="T35">C</text:span><text:span text:style-name="T7">i</text:span><text:span text:style-name="T22">V</text:span><text:span text:style-name="T7">i</text:span><text:span text:style-name="T22"> = C</text:span><text:span text:style-name="T7">f</text:span><text:span text:style-name="T22">V</text:span><text:span text:style-name="T7">f</text:span><text:span text:style-name="T22"> ;</text:span></text:p>
      <text:p text:style-name="P7"><text:span text:style-name="T22">- </text:span><text:span text:style-name="T21">I dati iniziali per il primo campione sono: C</text:span><text:span text:style-name="T6">i</text:span><text:span text:style-name="T21"> = 60 </text:span><text:span text:style-name="T17">μM (Concentrazione dello Stock di BLG), C</text:span><text:span text:style-name="T8">f</text:span><text:span text:style-name="T17"> = 5 μM e V</text:span><text:span text:style-name="T8">f</text:span><text:span text:style-name="T17"> = 2000 μl. </text:span><text:span text:style-name="T19">In questo modo possiamo andare a calcolare il volume iniziale di BLG che dobbiamo andare a prelevare dallo Stock da mettere in ogni campione, tenendo conto che dovrà rimanere costante per tenere costante la sua concentrazione;</text:span></text:p>
      <text:p text:style-name="P7"><text:span text:style-name="T19">- Per i campioni successivi devo andare a calcolare, nello stesso modo, sempre il V</text:span><text:span text:style-name="T9">i</text:span><text:span text:style-name="T19"> (ma di GuHCl) tenendo conto che la concentrazione iniziale di Stock di GuHCl è pari a C</text:span><text:span text:style-name="T9">i</text:span><text:span text:style-name="T19"> = 8 M e tenendo come concentrazioni finali una progressione di 1 M, poi 2 M … fino a 5 M.</text:span></text:p>
      <text:p text:style-name="P6"/>
      <text:p text:style-name="P3">- Fase 3°:</text:p>
      <text:p text:style-name="P5">- <text:span text:style-name="T38">Preparati i vari campioni, va acquisito lo spettro di emmissione di ognuno tramite lo Spettroclorimetro;</text:span></text:p>
      <text:p text:style-name="P6">- <text:span text:style-name="T38">La lunghezza d’onda di eccitazione da tenere per ogni campione è di 295 nm;</text:span></text:p>
      <text:p text:style-name="P6">- <text:span text:style-name="T38">Questo perché vogliamo seguire il processo di Denaturazione tramite l’eccitazione di un particolare Amminoacido Aromatico, cioè il Triptofano;</text:span></text:p>
      <text:p text:style-name="P8">- RICORDO TEORICO: Il Triptofano (idrofobo) all’inizio è collocato all’interno della struttura terziaria della proteina così da essere protetto dall’ambiente acquoso della soluzione. Pian piano che invece avanza il processo di denaturazione della proteina, <text:span text:style-name="T39">si verifica un cambiamento conformazionale della BLG e il Triptofano entra a contatto con l’ambiente acquoso. Questo contatto porta ad una ulteriore modifica conformazionale della proteina modificandone anche le sue caratteristiche spettroscopiche;</text:span></text:p>
      <text:p text:style-name="P8">- <text:span text:style-name="T39">In questo caso l’evidenza sperimentale di questa modifica alle sue caratteristiche spettroscopiche è uno spostamento dello spettro di fluorescenza verso lunghezze d’onda maggiori (dal blu verso il rosso);</text:span></text:p>
      <text:p text:style-name="P8">- <text:span text:style-name="T39">ATT!! Lo spettro di fluorescenza va acquisito tra i 300 e i 450 nm;</text:span></text:p>
      <text:p text:style-name="P8">- <text:span text:style-name="T39">A qesto punto, ottenuti tutti gli spettri bisogna interpolare ogni picco parabolicamente per ottenere la cordinata x di ogni vertice (ovvero la loro lunghezza d’onda);</text:span></text:p>
      <text:p text:style-name="P8">- <text:span text:style-name="T39">ATT!! Il cambiamento conformazionale della proteina non porta solo allo spostamento di tutto il suo spettro di fluorescenza a lunghezze d’onda maggiori, anche l’intensiotà stessa degli spettri viene modificata (approfondimento articolo su e-learning);</text:span></text:p>
      <text:p text:style-name="P8">- <text:span text:style-name="T40">In fine ottenute tutte le lunghezze d’onda andiamo a riportare quest’ultime in funzione della concentrazione del GuHCl, per verificare il corretto andamento del processo;</text:span></text:p>
      <text:p text:style-name="P8">- <text:span text:style-name="T41">La curva caratteristica del processo di denaturazione è la Sigmoide;</text:span></text:p>
      <text:p text:style-name="P8">- <text:span text:style-name="T41">RICORDO TEORICO: Il modello su cui si basa questa rappresentazione sigmoidale del processo è una schematizzazione della denaturazione a un sistema a due stadii (P.Nativa <text:s/></text:span><text:span text:style-name="T42">→</text:span><text:span text:style-name="T41"> <text:s/>P.Denaturata);</text:span></text:p>
      <text:p text:style-name="P8"><text:span text:style-name="T41">Inoltre assumiamo il Linear Energy Model, ovvero che l’energia libera di Ghibs di Denaturazione è proporzionale in maniera lineare alla Concentrazione di Denaturante;</text:span></text:p>
      <text:p text:style-name="P8">- <text:span text:style-name="T41">Effettuato l’interpolazione Sigmoidale dei dati, i due parametri da estrarre dal fit sono m (parametro di Cooperatività) e il C</text:span><text:span text:style-name="T10">mid</text:span><text:span text:style-name="T24"> (la concentrazione di Mid Point);</text:span></text:p>
      <text:p text:style-name="P8"><text:span text:style-name="T24">- Da questi poi va calcolata l’energia libera di Ghibs del processo come se avvenisse in acqua:</text:span></text:p>
      <text:p text:style-name="P8"><text:span text:style-name="T24"><text:s text:c="43"/></text:span><text:span text:style-name="T24"><draw:frame draw:style-name="fr1" draw:name="Object1" text:anchor-type="as-char" svg:y="-0.1752in" svg:width="1.1283in" svg:height="0.2354in" draw:z-index="0"><draw:object xlink:href="./Object 1" xlink:type="simple" xlink:show="embed" xlink:actuate="onLoad"/><draw:image xlink:href="./ObjectReplacements/Object 1" xlink:type="simple" xlink:show="embed" xlink:actuate="onLoad"/></draw:frame></text:span></text:p>
      <text:p text:style-name="P8"><text:span text:style-name="T24">- </text:span><text:span text:style-name="T25">Nelle relazioni finali va riportato il valore di </text:span><text:span text:style-name="T20">Δ</text:span><text:span text:style-name="T25">G (ATT!! Attenzione alle unità di misura) e bisogna poi andare a confrontare quest’ultimo con il valore tabulato in letteratura;</text:span></text:p>
      <text:p text:style-name="P8"><text:span text:style-name="T25">-In più, visto che il processo di denaturazione viene studiato anche tramite il fenomeno del Dicroismo Circolare, si può andrea anche effettuare un confronto tra i valori ottenuti tramite i due metodi differenti.</text:span></text:p>
      <text:p text:style-name="P8"><text:span text:style-name="T24"/></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1" svg:font-family="'Century Schoolbook L'" style:font-family-generic="roman"/>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12.498131814</meta:creation-date>
    <dc:date>2020-04-20T12:38:55.528468193</dc:date>
    <meta:editing-duration>PT19M29S</meta:editing-duration>
    <meta:editing-cycles>5</meta:editing-cycles>
    <meta:generator>LibreOffice/5.1.6.2$Linux_X86_64 LibreOffice_project/10m0$Build-2</meta:generator>
    <meta:document-statistic meta:table-count="1" meta:image-count="0" meta:object-count="1" meta:page-count="2" meta:paragraph-count="54" meta:word-count="1085" meta:character-count="6786" meta:non-whitespace-character-count="5703"/>
  </office:meta>
</office:document-meta>
</file>

<file path=Object 1/content.xml><?xml version="1.0" encoding="utf-8"?>
<math xmlns="http://www.w3.org/1998/Math/MathML" display="block">
  <semantics>
    <mrow>
      <mi mathvariant="normal">Δ</mi>
      <mrow>
        <msubsup>
          <mi>G</mi>
          <mi>D</mi>
          <mrow>
            <msub>
              <mi>H</mi>
              <mn>2</mn>
            </msub>
            <mi>O</mi>
          </mrow>
        </msubsup>
        <mo stretchy="false">=</mo>
        <mrow>
          <mi>m</mi>
          <mo stretchy="false">⋅</mo>
          <msub>
            <mi>C</mi>
            <mi mathvariant="italic">mid</mi>
          </msub>
        </mrow>
      </mrow>
    </mrow>
    <annotation encoding="StarMath 5.0">%DELTA G_{D}^{ H_{2}O}   = m cdot C_{mid}  </annotation>
  </semantics>
</math>
</file>